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4.263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6.521cm"/>
    </style:style>
    <style:style style:name="co7" style:family="table-column">
      <style:table-column-properties fo:break-before="auto" style:column-width="4.166cm"/>
    </style:style>
    <style:style style:name="ro1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3" table:number-columns-repeated="16376" table:default-cell-style-name="ce1"/>
        <table:table-row table:style-name="ro1">
          <table:table-cell office:value-type="string" calcext:value-type="string">
            <text:p>Número da parcela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Montante</text:p>
          </table:table-cell>
          <table:table-cell office:value-type="string" calcext:value-type="string">
            <text:p>Data</text:p>
          </table:table-cell>
          <table:table-cell/>
          <table:table-cell table:style-name="ce5" office:value-type="string" calcext:value-type="string">
            <text:p>Taxa Selic a.a. →</text:p>
          </table:table-cell>
          <table:table-cell table:style-name="ce6" office:value-type="percentage" office:value="0.1375" calcext:value-type="percentage">
            <text:p>13,75%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[.B2]*[.$G$2]" office:value-type="float" office:value="606.476346649278" calcext:value-type="float">
            <text:p>606,48</text:p>
          </table:table-cell>
          <table:table-cell table:style-name="ce3" office:value-type="date" office:date-value="2023-01-01" calcext:value-type="date">
            <text:p>01/01/23</text:p>
          </table:table-cell>
          <table:table-cell/>
          <table:table-cell table:style-name="ce5" office:value-type="string" calcext:value-type="string">
            <text:p>Taxa de correção →</text:p>
          </table:table-cell>
          <table:table-cell table:style-name="ce7" table:formula="of:=POWER([.G1]+1;1/12)" office:value-type="float" office:value="1.01079391108213" calcext:value-type="float">
            <text:p>1,0108</text:p>
          </table:table-cell>
          <table:table-cell table:style-name="Default"/>
          <table:table-cell/>
          <table:table-cell table:style-name="ce4"/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]+[.B3])*[.$G$2]" office:value-type="float" office:value="1219.4989450577" calcext:value-type="float">
            <text:p>1.219,50</text:p>
          </table:table-cell>
          <table:table-cell table:style-name="ce3" office:value-type="date" office:date-value="2023-02-01" calcext:value-type="date">
            <text:p>01/02/23</text:p>
          </table:table-cell>
          <table:table-cell/>
          <table:table-cell table:style-name="ce5" office:value-type="string" calcext:value-type="string">
            <text:p>Valor desejado →</text:p>
          </table:table-cell>
          <table:table-cell table:style-name="ce2" office:value-type="float" office:value="65604.19" calcext:value-type="float">
            <text:p>65.604,19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]+[.B4])*[.$G$2]" office:value-type="float" office:value="1839.13845488469" calcext:value-type="float">
            <text:p>1.839,14</text:p>
          </table:table-cell>
          <table:table-cell table:style-name="ce3" office:value-type="date" office:date-value="2023-03-01" calcext:value-type="date">
            <text:p>01/03/23</text:p>
          </table:table-cell>
          <table:table-cell/>
          <table:table-cell table:style-name="ce1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]+[.B5])*[.$G$2]" office:value-type="float" office:value="2465.46629848371" calcext:value-type="float">
            <text:p>2.465,47</text:p>
          </table:table-cell>
          <table:table-cell table:style-name="ce3" office:value-type="date" office:date-value="2023-04-01" calcext:value-type="date">
            <text:p>01/04/23</text:p>
          </table:table-cell>
          <table:table-cell/>
          <table:table-cell table:style-name="ce5" office:value-type="string" calcext:value-type="string">
            <text:p>Sinal →</text:p>
          </table:table-cell>
          <table:table-cell table:style-name="ce2" office:value-type="float" office:value="8373.08" calcext:value-type="float">
            <text:p>8.373,08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]+[.B6])*[.$G$2]" office:value-type="float" office:value="3098.55466913481" calcext:value-type="float">
            <text:p>3.098,55</text:p>
          </table:table-cell>
          <table:table-cell table:style-name="ce3" office:value-type="date" office:date-value="2023-05-01" calcext:value-type="date">
            <text:p>01/05/23</text:p>
          </table:table-cell>
          <table:table-cell/>
          <table:table-cell table:style-name="ce5" office:value-type="string" calcext:value-type="string">
            <text:p>Prestação do apto. →</text:p>
          </table:table-cell>
          <table:table-cell table:style-name="ce2" office:value-type="float" office:value="693.77" calcext:value-type="float">
            <text:p>693,77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]+[.B7])*[.$G$2]" office:value-type="float" office:value="3738.47653936585" calcext:value-type="float">
            <text:p>3.738,48</text:p>
          </table:table-cell>
          <table:table-cell table:style-name="ce3" office:value-type="date" office:date-value="2023-06-01" calcext:value-type="date">
            <text:p>01/06/23</text:p>
          </table:table-cell>
          <table:table-cell/>
          <table:table-cell table:style-name="ce5" office:value-type="string" calcext:value-type="string">
            <text:p>Anuais →</text:p>
          </table:table-cell>
          <table:table-cell table:style-name="ce2" office:value-type="float" office:value="5310" calcext:value-type="float">
            <text:p>5.310,00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]+[.B8])*[.$G$2]" office:value-type="float" office:value="4385.30566936367" calcext:value-type="float">
            <text:p>4.385,31</text:p>
          </table:table-cell>
          <table:table-cell table:style-name="ce3" office:value-type="date" office:date-value="2023-07-01" calcext:value-type="date">
            <text:p>01/07/23</text:p>
          </table:table-cell>
          <table:table-cell/>
          <table:table-cell table:style-name="ce5" office:value-type="string" calcext:value-type="string">
            <text:p>Chave →</text:p>
          </table:table-cell>
          <table:table-cell table:style-name="ce2" office:value-type="float" office:value="23875.24" calcext:value-type="float">
            <text:p>23.875,24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]+[.B9])*[.$G$2]" office:value-type="float" office:value="5039.11661547603" calcext:value-type="float">
            <text:p>5.039,12</text:p>
          </table:table-cell>
          <table:table-cell table:style-name="ce3" office:value-type="date" office:date-value="2023-08-01" calcext:value-type="date">
            <text:p>01/08/23</text:p>
          </table:table-cell>
          <table:table-cell/>
          <table:table-cell table:style-name="ce1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]+[.B10])*[.$G$2]" office:value-type="float" office:value="5699.98473880524" calcext:value-type="float">
            <text:p>5.699,98</text:p>
          </table:table-cell>
          <table:table-cell table:style-name="ce3" office:value-type="date" office:date-value="2023-09-01" calcext:value-type="date">
            <text:p>01/09/23</text:p>
          </table:table-cell>
          <table:table-cell/>
          <table:table-cell table:style-name="ce5" office:value-type="string" calcext:value-type="string">
            <text:p>Taxa →</text:p>
          </table:table-cell>
          <table:table-cell table:style-name="ce2" office:value-type="float" office:value="600" calcext:value-type="float">
            <text:p>600,00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]+[.B11])*[.$G$2]" office:value-type="float" office:value="6367.98621389468" calcext:value-type="float">
            <text:p>6.367,99</text:p>
          </table:table-cell>
          <table:table-cell table:style-name="ce3" office:value-type="date" office:date-value="2023-10-01" calcext:value-type="date">
            <text:p>01/10/23</text:p>
          </table:table-cell>
          <table:table-cell/>
          <table:table-cell table:style-name="ce5" office:value-type="string" calcext:value-type="string">
            <text:p>Montante →</text:p>
          </table:table-cell>
          <table:table-cell table:style-name="ce2" table:formula="of:=[.$C$121]" office:value-type="float" office:value="147587.252562174" calcext:value-type="float">
            <text:p>147.587,25</text:p>
          </table:table-cell>
          <table:table-cell table:style-name="Default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]+[.B12])*[.$G$2]" office:value-type="float" office:value="7043.19803750896" calcext:value-type="float">
            <text:p>7.043,20</text:p>
          </table:table-cell>
          <table:table-cell table:style-name="ce3" office:value-type="date" office:date-value="2023-11-01" calcext:value-type="date">
            <text:p>01/11/23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2]+[.B13])*[.$G$2]" office:value-type="float" office:value="7725.69803750894" calcext:value-type="float">
            <text:p>7.725,70</text:p>
          </table:table-cell>
          <table:table-cell table:style-name="ce3" office:value-type="date" office:date-value="2023-12-01" calcext:value-type="date">
            <text:p>01/12/23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3]+[.B14])*[.$G$2]" office:value-type="float" office:value="8415.56488182248" calcext:value-type="float">
            <text:p>8.415,56</text:p>
          </table:table-cell>
          <table:table-cell table:style-name="ce3" office:value-type="date" office:date-value="2024-01-01" calcext:value-type="date">
            <text:p>01/01/24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4]+[.B15])*[.$G$2]" office:value-type="float" office:value="9112.87808751205" calcext:value-type="float">
            <text:p>9.112,88</text:p>
          </table:table-cell>
          <table:table-cell table:style-name="ce3" office:value-type="date" office:date-value="2024-02-01" calcext:value-type="date">
            <text:p>01/02/24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5]+[.B16])*[.$G$2]" office:value-type="float" office:value="9817.71802994022" calcext:value-type="float">
            <text:p>9.817,72</text:p>
          </table:table-cell>
          <table:table-cell table:style-name="ce3" office:value-type="date" office:date-value="2024-03-01" calcext:value-type="date">
            <text:p>01/03/24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6]+[.B17])*[.$G$2]" office:value-type="float" office:value="10530.1659520341" calcext:value-type="float">
            <text:p>10.530,17</text:p>
          </table:table-cell>
          <table:table-cell table:style-name="ce3" office:value-type="date" office:date-value="2024-04-01" calcext:value-type="date">
            <text:p>01/04/24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7]+[.B18])*[.$G$2]" office:value-type="float" office:value="11250.3039736497" calcext:value-type="float">
            <text:p>11.250,30</text:p>
          </table:table-cell>
          <table:table-cell table:style-name="ce3" office:value-type="date" office:date-value="2024-05-01" calcext:value-type="date">
            <text:p>01/05/24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8]+[.B19])*[.$G$2]" office:value-type="float" office:value="11978.2151010375" calcext:value-type="float">
            <text:p>11.978,22</text:p>
          </table:table-cell>
          <table:table-cell table:style-name="ce3" office:value-type="date" office:date-value="2024-06-01" calcext:value-type="date">
            <text:p>01/06/24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9]+[.B20])*[.$G$2]" office:value-type="float" office:value="12713.98323641" calcext:value-type="float">
            <text:p>12.713,98</text:p>
          </table:table-cell>
          <table:table-cell table:style-name="ce3" office:value-type="date" office:date-value="2024-07-01" calcext:value-type="date">
            <text:p>01/07/24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0]+[.B21])*[.$G$2]" office:value-type="float" office:value="13457.6931876128" calcext:value-type="float">
            <text:p>13.457,69</text:p>
          </table:table-cell>
          <table:table-cell table:style-name="ce3" office:value-type="date" office:date-value="2024-08-01" calcext:value-type="date">
            <text:p>01/08/24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1]+[.B22])*[.$G$2]" office:value-type="float" office:value="14209.4306778997" calcext:value-type="float">
            <text:p>14.209,43</text:p>
          </table:table-cell>
          <table:table-cell table:style-name="ce3" office:value-type="date" office:date-value="2024-09-01" calcext:value-type="date">
            <text:p>01/09/24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2]+[.B23])*[.$G$2]" office:value-type="float" office:value="14969.282355814" calcext:value-type="float">
            <text:p>14.969,28</text:p>
          </table:table-cell>
          <table:table-cell table:style-name="ce3" office:value-type="date" office:date-value="2024-10-01" calcext:value-type="date">
            <text:p>01/10/24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3]+[.B24])*[.$G$2]" office:value-type="float" office:value="15737.3358051752" calcext:value-type="float">
            <text:p>15.737,34</text:p>
          </table:table-cell>
          <table:table-cell table:style-name="ce3" office:value-type="date" office:date-value="2024-11-01" calcext:value-type="date">
            <text:p>01/11/24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4]+[.B25])*[.$G$2]" office:value-type="float" office:value="16513.6795551751" calcext:value-type="float">
            <text:p>16.513,68</text:p>
          </table:table-cell>
          <table:table-cell table:style-name="ce3" office:value-type="date" office:date-value="2024-12-01" calcext:value-type="date">
            <text:p>01/12/24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5]+[.B26])*[.$G$2]" office:value-type="float" office:value="17298.4030905818" calcext:value-type="float">
            <text:p>17.298,40</text:p>
          </table:table-cell>
          <table:table-cell table:style-name="ce3" office:value-type="date" office:date-value="2025-01-01" calcext:value-type="date">
            <text:p>01/01/25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6]+[.B27])*[.$G$2]" office:value-type="float" office:value="18091.5968620536" calcext:value-type="float">
            <text:p>18.091,60</text:p>
          </table:table-cell>
          <table:table-cell table:style-name="ce3" office:value-type="date" office:date-value="2025-02-01" calcext:value-type="date">
            <text:p>01/02/25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7]+[.B28])*[.$G$2]" office:value-type="float" office:value="18893.3522965657" calcext:value-type="float">
            <text:p>18.893,35</text:p>
          </table:table-cell>
          <table:table-cell table:style-name="ce3" office:value-type="date" office:date-value="2025-03-01" calcext:value-type="date">
            <text:p>01/03/25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8]+[.B29])*[.$G$2]" office:value-type="float" office:value="19703.7618079474" calcext:value-type="float">
            <text:p>19.703,76</text:p>
          </table:table-cell>
          <table:table-cell table:style-name="ce3" office:value-type="date" office:date-value="2025-04-01" calcext:value-type="date">
            <text:p>01/04/25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29]+[.B30])*[.$G$2]" office:value-type="float" office:value="20522.9188075352" calcext:value-type="float">
            <text:p>20.522,92</text:p>
          </table:table-cell>
          <table:table-cell table:style-name="ce3" office:value-type="date" office:date-value="2025-05-01" calcext:value-type="date">
            <text:p>01/05/25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0]+[.B31])*[.$G$2]" office:value-type="float" office:value="21350.9177149387" calcext:value-type="float">
            <text:p>21.350,92</text:p>
          </table:table-cell>
          <table:table-cell table:style-name="ce3" office:value-type="date" office:date-value="2025-06-01" calcext:value-type="date">
            <text:p>01/06/25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1]+[.B32])*[.$G$2]" office:value-type="float" office:value="22187.8539689249" calcext:value-type="float">
            <text:p>22.187,85</text:p>
          </table:table-cell>
          <table:table-cell table:style-name="ce3" office:value-type="date" office:date-value="2025-07-01" calcext:value-type="date">
            <text:p>01/07/25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2]+[.B33])*[.$G$2]" office:value-type="float" office:value="23033.8240384181" calcext:value-type="float">
            <text:p>23.033,82</text:p>
          </table:table-cell>
          <table:table-cell table:style-name="ce3" office:value-type="date" office:date-value="2025-08-01" calcext:value-type="date">
            <text:p>01/08/25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3]+[.B34])*[.$G$2]" office:value-type="float" office:value="23888.9254336195" calcext:value-type="float">
            <text:p>23.888,93</text:p>
          </table:table-cell>
          <table:table-cell table:style-name="ce3" office:value-type="date" office:date-value="2025-09-01" calcext:value-type="date">
            <text:p>01/09/25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4]+[.B35])*[.$G$2]" office:value-type="float" office:value="24753.2567172469" calcext:value-type="float">
            <text:p>24.753,26</text:p>
          </table:table-cell>
          <table:table-cell table:style-name="ce3" office:value-type="date" office:date-value="2025-10-01" calcext:value-type="date">
            <text:p>01/10/25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5]+[.B36])*[.$G$2]" office:value-type="float" office:value="25626.9175158953" calcext:value-type="float">
            <text:p>25.626,92</text:p>
          </table:table-cell>
          <table:table-cell table:style-name="ce3" office:value-type="date" office:date-value="2025-11-01" calcext:value-type="date">
            <text:p>01/11/25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6]+[.B37])*[.$G$2]" office:value-type="float" office:value="26510.0085315202" calcext:value-type="float">
            <text:p>26.510,01</text:p>
          </table:table-cell>
          <table:table-cell table:style-name="ce3" office:value-type="date" office:date-value="2025-12-01" calcext:value-type="date">
            <text:p>01/12/25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7]+[.B38])*[.$G$2]" office:value-type="float" office:value="27402.6315530452" calcext:value-type="float">
            <text:p>27.402,63</text:p>
          </table:table-cell>
          <table:table-cell table:style-name="ce3" office:value-type="date" office:date-value="2026-01-01" calcext:value-type="date">
            <text:p>01/01/26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8]+[.B39])*[.$G$2]" office:value-type="float" office:value="28304.8894680944" calcext:value-type="float">
            <text:p>28.304,89</text:p>
          </table:table-cell>
          <table:table-cell table:style-name="ce3" office:value-type="date" office:date-value="2026-02-01" calcext:value-type="date">
            <text:p>01/02/26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39]+[.B40])*[.$G$2]" office:value-type="float" office:value="29216.8862748518" calcext:value-type="float">
            <text:p>29.216,89</text:p>
          </table:table-cell>
          <table:table-cell table:style-name="ce3" office:value-type="date" office:date-value="2026-03-01" calcext:value-type="date">
            <text:p>01/03/26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0]+[.B41])*[.$G$2]" office:value-type="float" office:value="30138.7270940486" calcext:value-type="float">
            <text:p>30.138,73</text:p>
          </table:table-cell>
          <table:table-cell table:style-name="ce3" office:value-type="date" office:date-value="2026-04-01" calcext:value-type="date">
            <text:p>01/04/26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1]+[.B42])*[.$G$2]" office:value-type="float" office:value="31070.5181810796" calcext:value-type="float">
            <text:p>31.070,52</text:p>
          </table:table-cell>
          <table:table-cell table:style-name="ce3" office:value-type="date" office:date-value="2026-05-01" calcext:value-type="date">
            <text:p>01/05/26</text:p>
          </table:table-cell>
          <table:table-cell table:number-columns-repeated="1638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2]+[.B43])*[.$G$2]" office:value-type="float" office:value="32012.3669382511" calcext:value-type="float">
            <text:p>32.012,37</text:p>
          </table:table-cell>
          <table:table-cell table:style-name="ce3" office:value-type="date" office:date-value="2026-06-01" calcext:value-type="date">
            <text:p>01/06/26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3]+[.B44])*[.$G$2]" office:value-type="float" office:value="32964.3819271604" calcext:value-type="float">
            <text:p>32.964,38</text:p>
          </table:table-cell>
          <table:table-cell table:style-name="ce3" office:value-type="date" office:date-value="2026-07-01" calcext:value-type="date">
            <text:p>01/07/26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4]+[.B45])*[.$G$2]" office:value-type="float" office:value="33926.6728812088" calcext:value-type="float">
            <text:p>33.926,67</text:p>
          </table:table-cell>
          <table:table-cell table:style-name="ce3" office:value-type="date" office:date-value="2026-08-01" calcext:value-type="date">
            <text:p>01/08/26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5]+[.B46])*[.$G$2]" office:value-type="float" office:value="34899.3507182504" calcext:value-type="float">
            <text:p>34.899,35</text:p>
          </table:table-cell>
          <table:table-cell table:style-name="ce3" office:value-type="date" office:date-value="2026-09-01" calcext:value-type="date">
            <text:p>01/09/26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6]+[.B47])*[.$G$2]" office:value-type="float" office:value="35882.5275533765" calcext:value-type="float">
            <text:p>35.882,53</text:p>
          </table:table-cell>
          <table:table-cell table:style-name="ce3" office:value-type="date" office:date-value="2026-10-01" calcext:value-type="date">
            <text:p>01/10/26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7]+[.B48])*[.$G$2]" office:value-type="float" office:value="36876.316711839" calcext:value-type="float">
            <text:p>36.876,32</text:p>
          </table:table-cell>
          <table:table-cell table:style-name="ce3" office:value-type="date" office:date-value="2026-11-01" calcext:value-type="date">
            <text:p>01/11/26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8]+[.B49])*[.$G$2]" office:value-type="float" office:value="37880.8327421124" calcext:value-type="float">
            <text:p>37.880,83</text:p>
          </table:table-cell>
          <table:table-cell table:style-name="ce3" office:value-type="date" office:date-value="2026-12-01" calcext:value-type="date">
            <text:p>01/12/26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49]+[.B50])*[.$G$2]" office:value-type="float" office:value="38896.191429097" calcext:value-type="float">
            <text:p>38.896,19</text:p>
          </table:table-cell>
          <table:table-cell table:style-name="ce3" office:value-type="date" office:date-value="2027-01-01" calcext:value-type="date">
            <text:p>01/01/27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0]+[.B51])*[.$G$2]" office:value-type="float" office:value="39922.5098074655" calcext:value-type="float">
            <text:p>39.922,51</text:p>
          </table:table-cell>
          <table:table-cell table:style-name="ce3" office:value-type="date" office:date-value="2027-02-01" calcext:value-type="date">
            <text:p>01/02/27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1]+[.B52])*[.$G$2]" office:value-type="float" office:value="40959.906175152" calcext:value-type="float">
            <text:p>40.959,91</text:p>
          </table:table-cell>
          <table:table-cell table:style-name="ce3" office:value-type="date" office:date-value="2027-03-01" calcext:value-type="date">
            <text:p>01/03/27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2]+[.B53])*[.$G$2]" office:value-type="float" office:value="42008.5001069883" calcext:value-type="float">
            <text:p>42.008,50</text:p>
          </table:table-cell>
          <table:table-cell table:style-name="ce3" office:value-type="date" office:date-value="2027-04-01" calcext:value-type="date">
            <text:p>01/04/27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3]+[.B54])*[.$G$2]" office:value-type="float" office:value="43068.412468486" calcext:value-type="float">
            <text:p>43.068,41</text:p>
          </table:table-cell>
          <table:table-cell table:style-name="ce3" office:value-type="date" office:date-value="2027-05-01" calcext:value-type="date">
            <text:p>01/05/27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4]+[.B55])*[.$G$2]" office:value-type="float" office:value="44139.7654297687" calcext:value-type="float">
            <text:p>44.139,77</text:p>
          </table:table-cell>
          <table:table-cell table:style-name="ce3" office:value-type="date" office:date-value="2027-06-01" calcext:value-type="date">
            <text:p>01/06/27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5]+[.B56])*[.$G$2]" office:value-type="float" office:value="45222.6824796529" calcext:value-type="float">
            <text:p>45.222,68</text:p>
          </table:table-cell>
          <table:table-cell table:style-name="ce3" office:value-type="date" office:date-value="2027-07-01" calcext:value-type="date">
            <text:p>01/07/27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6]+[.B57])*[.$G$2]" office:value-type="float" office:value="46317.288439883" calcext:value-type="float">
            <text:p>46.317,29</text:p>
          </table:table-cell>
          <table:table-cell table:style-name="ce3" office:value-type="date" office:date-value="2027-08-01" calcext:value-type="date">
            <text:p>01/08/27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7]+[.B58])*[.$G$2]" office:value-type="float" office:value="47423.7094795177" calcext:value-type="float">
            <text:p>47.423,71</text:p>
          </table:table-cell>
          <table:table-cell table:style-name="ce3" office:value-type="date" office:date-value="2027-09-01" calcext:value-type="date">
            <text:p>01/09/27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8]+[.B59])*[.$G$2]" office:value-type="float" office:value="48542.0731294737" calcext:value-type="float">
            <text:p>48.542,07</text:p>
          </table:table-cell>
          <table:table-cell table:style-name="ce3" office:value-type="date" office:date-value="2027-10-01" calcext:value-type="date">
            <text:p>01/10/27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59]+[.B60])*[.$G$2]" office:value-type="float" office:value="49672.5082972248" calcext:value-type="float">
            <text:p>49.672,51</text:p>
          </table:table-cell>
          <table:table-cell table:style-name="ce3" office:value-type="date" office:date-value="2027-11-01" calcext:value-type="date">
            <text:p>01/11/27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0]+[.B61])*[.$G$2]" office:value-type="float" office:value="50815.1452816607" calcext:value-type="float">
            <text:p>50.815,15</text:p>
          </table:table-cell>
          <table:table-cell table:style-name="ce3" office:value-type="date" office:date-value="2027-12-01" calcext:value-type="date">
            <text:p>01/12/27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1]+[.B62])*[.$G$2]" office:value-type="float" office:value="51970.1157881057" calcext:value-type="float">
            <text:p>51.970,12</text:p>
          </table:table-cell>
          <table:table-cell table:style-name="ce3" office:value-type="date" office:date-value="2028-01-01" calcext:value-type="date">
            <text:p>01/01/28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2]+[.B63])*[.$G$2]" office:value-type="float" office:value="53137.5529434998" calcext:value-type="float">
            <text:p>53.137,55</text:p>
          </table:table-cell>
          <table:table-cell table:style-name="ce3" office:value-type="date" office:date-value="2028-02-01" calcext:value-type="date">
            <text:p>01/02/28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3]+[.B64])*[.$G$2]" office:value-type="float" office:value="54317.5913117432" calcext:value-type="float">
            <text:p>54.317,59</text:p>
          </table:table-cell>
          <table:table-cell table:style-name="ce3" office:value-type="date" office:date-value="2028-03-01" calcext:value-type="date">
            <text:p>01/03/28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4]+[.B65])*[.$G$2]" office:value-type="float" office:value="55510.3669092069" calcext:value-type="float">
            <text:p>55.510,37</text:p>
          </table:table-cell>
          <table:table-cell table:style-name="ce3" office:value-type="date" office:date-value="2028-04-01" calcext:value-type="date">
            <text:p>01/04/28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5]+[.B66])*[.$G$2]" office:value-type="float" office:value="56716.0172204106" calcext:value-type="float">
            <text:p>56.716,02</text:p>
          </table:table-cell>
          <table:table-cell table:style-name="ce3" office:value-type="date" office:date-value="2028-05-01" calcext:value-type="date">
            <text:p>01/05/28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6]+[.B67])*[.$G$2]" office:value-type="float" office:value="57934.6812138695" calcext:value-type="float">
            <text:p>57.934,68</text:p>
          </table:table-cell>
          <table:table-cell table:style-name="ce3" office:value-type="date" office:date-value="2028-06-01" calcext:value-type="date">
            <text:p>01/06/28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7]+[.B68])*[.$G$2]" office:value-type="float" office:value="59166.4993581128" calcext:value-type="float">
            <text:p>59.166,50</text:p>
          </table:table-cell>
          <table:table-cell table:style-name="ce3" office:value-type="date" office:date-value="2028-07-01" calcext:value-type="date">
            <text:p>01/07/28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8]+[.B69])*[.$G$2]" office:value-type="float" office:value="60411.6136378745" calcext:value-type="float">
            <text:p>60.411,61</text:p>
          </table:table-cell>
          <table:table-cell table:style-name="ce3" office:value-type="date" office:date-value="2028-08-01" calcext:value-type="date">
            <text:p>01/08/28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69]+[.B70])*[.$G$2]" office:value-type="float" office:value="61670.167570459" calcext:value-type="float">
            <text:p>61.670,17</text:p>
          </table:table-cell>
          <table:table-cell table:style-name="ce3" office:value-type="date" office:date-value="2028-09-01" calcext:value-type="date">
            <text:p>01/09/28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0]+[.B71])*[.$G$2]" office:value-type="float" office:value="62942.3062222838" calcext:value-type="float">
            <text:p>62.942,31</text:p>
          </table:table-cell>
          <table:table-cell table:style-name="ce3" office:value-type="date" office:date-value="2028-10-01" calcext:value-type="date">
            <text:p>01/10/28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1]+[.B72])*[.$G$2]" office:value-type="float" office:value="64228.1762256006" calcext:value-type="float">
            <text:p>64.228,18</text:p>
          </table:table-cell>
          <table:table-cell table:style-name="ce3" office:value-type="date" office:date-value="2028-11-01" calcext:value-type="date">
            <text:p>01/11/28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2]+[.B73])*[.$G$2]" office:value-type="float" office:value="65527.9257953964" calcext:value-type="float">
            <text:p>65.527,93</text:p>
          </table:table-cell>
          <table:table-cell table:style-name="ce3" office:value-type="date" office:date-value="2028-12-01" calcext:value-type="date">
            <text:p>01/12/28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3]+[.B74])*[.$G$2]" office:value-type="float" office:value="66841.7047464776" calcext:value-type="float">
            <text:p>66.841,70</text:p>
          </table:table-cell>
          <table:table-cell table:style-name="ce3" office:value-type="date" office:date-value="2029-01-01" calcext:value-type="date">
            <text:p>01/01/29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4]+[.B75])*[.$G$2]" office:value-type="float" office:value="68169.6645107384" calcext:value-type="float">
            <text:p>68.169,66</text:p>
          </table:table-cell>
          <table:table-cell table:style-name="ce3" office:value-type="date" office:date-value="2029-02-01" calcext:value-type="date">
            <text:p>01/02/29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5]+[.B76])*[.$G$2]" office:value-type="float" office:value="69511.9581546152" calcext:value-type="float">
            <text:p>69.511,96</text:p>
          </table:table-cell>
          <table:table-cell table:style-name="ce3" office:value-type="date" office:date-value="2029-03-01" calcext:value-type="date">
            <text:p>01/03/29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6]+[.B77])*[.$G$2]" office:value-type="float" office:value="70868.7403967301" calcext:value-type="float">
            <text:p>70.868,74</text:p>
          </table:table-cell>
          <table:table-cell table:style-name="ce3" office:value-type="date" office:date-value="2029-04-01" calcext:value-type="date">
            <text:p>01/04/29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7]+[.B78])*[.$G$2]" office:value-type="float" office:value="72240.1676257243" calcext:value-type="float">
            <text:p>72.240,17</text:p>
          </table:table-cell>
          <table:table-cell table:style-name="ce3" office:value-type="date" office:date-value="2029-05-01" calcext:value-type="date">
            <text:p>01/05/29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8]+[.B79])*[.$G$2]" office:value-type="float" office:value="73626.3979182838" calcext:value-type="float">
            <text:p>73.626,40</text:p>
          </table:table-cell>
          <table:table-cell table:style-name="ce3" office:value-type="date" office:date-value="2029-06-01" calcext:value-type="date">
            <text:p>01/06/29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79]+[.B80])*[.$G$2]" office:value-type="float" office:value="75027.5910573605" calcext:value-type="float">
            <text:p>75.027,59</text:p>
          </table:table-cell>
          <table:table-cell table:style-name="ce3" office:value-type="date" office:date-value="2029-07-01" calcext:value-type="date">
            <text:p>01/07/29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0]+[.B81])*[.$G$2]" office:value-type="float" office:value="76443.9085505894" calcext:value-type="float">
            <text:p>76.443,91</text:p>
          </table:table-cell>
          <table:table-cell table:style-name="ce3" office:value-type="date" office:date-value="2029-08-01" calcext:value-type="date">
            <text:p>01/08/29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1]+[.B82])*[.$G$2]" office:value-type="float" office:value="77875.5136489042" calcext:value-type="float">
            <text:p>77.875,51</text:p>
          </table:table-cell>
          <table:table-cell table:style-name="ce3" office:value-type="date" office:date-value="2029-09-01" calcext:value-type="date">
            <text:p>01/09/29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2]+[.B83])*[.$G$2]" office:value-type="float" office:value="79322.571365355" calcext:value-type="float">
            <text:p>79.322,57</text:p>
          </table:table-cell>
          <table:table-cell table:style-name="ce3" office:value-type="date" office:date-value="2029-10-01" calcext:value-type="date">
            <text:p>01/10/29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3]+[.B84])*[.$G$2]" office:value-type="float" office:value="80785.2484941278" calcext:value-type="float">
            <text:p>80.785,25</text:p>
          </table:table-cell>
          <table:table-cell table:style-name="ce3" office:value-type="date" office:date-value="2029-11-01" calcext:value-type="date">
            <text:p>01/11/29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4]+[.B85])*[.$G$2]" office:value-type="float" office:value="82263.7136297705" calcext:value-type="float">
            <text:p>82.263,71</text:p>
          </table:table-cell>
          <table:table-cell table:style-name="ce3" office:value-type="date" office:date-value="2029-12-01" calcext:value-type="date">
            <text:p>01/12/29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5]+[.B86])*[.$G$2]" office:value-type="float" office:value="83758.1371866253" calcext:value-type="float">
            <text:p>83.758,14</text:p>
          </table:table-cell>
          <table:table-cell table:style-name="ce3" office:value-type="date" office:date-value="2030-01-01" calcext:value-type="date">
            <text:p>01/01/30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6]+[.B87])*[.$G$2]" office:value-type="float" office:value="85268.6914184719" calcext:value-type="float">
            <text:p>85.268,69</text:p>
          </table:table-cell>
          <table:table-cell table:style-name="ce3" office:value-type="date" office:date-value="2030-02-01" calcext:value-type="date">
            <text:p>01/02/30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7]+[.B88])*[.$G$2]" office:value-type="float" office:value="86795.5504383817" calcext:value-type="float">
            <text:p>86.795,55</text:p>
          </table:table-cell>
          <table:table-cell table:style-name="ce3" office:value-type="date" office:date-value="2030-03-01" calcext:value-type="date">
            <text:p>01/03/30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8]+[.B89])*[.$G$2]" office:value-type="float" office:value="88338.8902387874" calcext:value-type="float">
            <text:p>88.338,89</text:p>
          </table:table-cell>
          <table:table-cell table:style-name="ce3" office:value-type="date" office:date-value="2030-04-01" calcext:value-type="date">
            <text:p>01/04/30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89]+[.B90])*[.$G$2]" office:value-type="float" office:value="89898.8887117682" calcext:value-type="float">
            <text:p>89.898,89</text:p>
          </table:table-cell>
          <table:table-cell table:style-name="ce3" office:value-type="date" office:date-value="2030-05-01" calcext:value-type="date">
            <text:p>01/05/30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0]+[.B91])*[.$G$2]" office:value-type="float" office:value="91475.7256695546" calcext:value-type="float">
            <text:p>91.475,73</text:p>
          </table:table-cell>
          <table:table-cell table:style-name="ce3" office:value-type="date" office:date-value="2030-06-01" calcext:value-type="date">
            <text:p>01/06/30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1]+[.B92])*[.$G$2]" office:value-type="float" office:value="93069.5828652543" calcext:value-type="float">
            <text:p>93.069,58</text:p>
          </table:table-cell>
          <table:table-cell table:style-name="ce3" office:value-type="date" office:date-value="2030-07-01" calcext:value-type="date">
            <text:p>01/07/30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2]+[.B93])*[.$G$2]" office:value-type="float" office:value="94680.6440138021" calcext:value-type="float">
            <text:p>94.680,64</text:p>
          </table:table-cell>
          <table:table-cell table:style-name="ce3" office:value-type="date" office:date-value="2030-08-01" calcext:value-type="date">
            <text:p>01/08/30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3]+[.B94])*[.$G$2]" office:value-type="float" office:value="96309.0948131352" calcext:value-type="float">
            <text:p>96.309,09</text:p>
          </table:table-cell>
          <table:table-cell table:style-name="ce3" office:value-type="date" office:date-value="2030-09-01" calcext:value-type="date">
            <text:p>01/09/30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4]+[.B95])*[.$G$2]" office:value-type="float" office:value="97955.1229655979" calcext:value-type="float">
            <text:p>97.955,12</text:p>
          </table:table-cell>
          <table:table-cell table:style-name="ce3" office:value-type="date" office:date-value="2030-10-01" calcext:value-type="date">
            <text:p>01/10/30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5]+[.B96])*[.$G$2]" office:value-type="float" office:value="99618.9181995769" calcext:value-type="float">
            <text:p>99.618,92</text:p>
          </table:table-cell>
          <table:table-cell table:style-name="ce3" office:value-type="date" office:date-value="2030-11-01" calcext:value-type="date">
            <text:p>01/11/30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6]+[.B97])*[.$G$2]" office:value-type="float" office:value="101300.67229137" calcext:value-type="float">
            <text:p>101.300,67</text:p>
          </table:table-cell>
          <table:table-cell table:style-name="ce3" office:value-type="date" office:date-value="2030-12-01" calcext:value-type="date">
            <text:p>01/12/30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7]+[.B98])*[.$G$2]" office:value-type="float" office:value="103000.579087293" calcext:value-type="float">
            <text:p>103.000,58</text:p>
          </table:table-cell>
          <table:table-cell table:style-name="ce3" office:value-type="date" office:date-value="2031-01-01" calcext:value-type="date">
            <text:p>01/01/31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8]+[.B99])*[.$G$2]" office:value-type="float" office:value="104718.834526018" calcext:value-type="float">
            <text:p>104.718,83</text:p>
          </table:table-cell>
          <table:table-cell table:style-name="ce3" office:value-type="date" office:date-value="2031-02-01" calcext:value-type="date">
            <text:p>01/02/31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99]+[.B100])*[.$G$2]" office:value-type="float" office:value="106455.636661166" calcext:value-type="float">
            <text:p>106.455,64</text:p>
          </table:table-cell>
          <table:table-cell table:style-name="ce3" office:value-type="date" office:date-value="2031-03-01" calcext:value-type="date">
            <text:p>01/03/3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0]+[.B101])*[.$G$2]" office:value-type="float" office:value="108211.185684127" calcext:value-type="float">
            <text:p>108.211,19</text:p>
          </table:table-cell>
          <table:table-cell table:style-name="ce3" office:value-type="date" office:date-value="2031-04-01" calcext:value-type="date">
            <text:p>01/04/31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1]+[.B102])*[.$G$2]" office:value-type="float" office:value="109985.683947143" calcext:value-type="float">
            <text:p>109.985,68</text:p>
          </table:table-cell>
          <table:table-cell table:style-name="ce3" office:value-type="date" office:date-value="2031-05-01" calcext:value-type="date">
            <text:p>01/05/31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2]+[.B103])*[.$G$2]" office:value-type="float" office:value="111779.335986625" calcext:value-type="float">
            <text:p>111.779,34</text:p>
          </table:table-cell>
          <table:table-cell table:style-name="ce3" office:value-type="date" office:date-value="2031-06-01" calcext:value-type="date">
            <text:p>01/06/31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3]+[.B104])*[.$G$2]" office:value-type="float" office:value="113592.348546733" calcext:value-type="float">
            <text:p>113.592,35</text:p>
          </table:table-cell>
          <table:table-cell table:style-name="ce3" office:value-type="date" office:date-value="2031-07-01" calcext:value-type="date">
            <text:p>01/07/31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4]+[.B105])*[.$G$2]" office:value-type="float" office:value="115424.930603206" calcext:value-type="float">
            <text:p>115.424,93</text:p>
          </table:table-cell>
          <table:table-cell table:style-name="ce3" office:value-type="date" office:date-value="2031-08-01" calcext:value-type="date">
            <text:p>01/08/31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5]+[.B106])*[.$G$2]" office:value-type="float" office:value="117277.293387447" calcext:value-type="float">
            <text:p>117.277,29</text:p>
          </table:table-cell>
          <table:table-cell table:style-name="ce3" office:value-type="date" office:date-value="2031-09-01" calcext:value-type="date">
            <text:p>01/09/31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6]+[.B107])*[.$G$2]" office:value-type="float" office:value="119149.650410874" calcext:value-type="float">
            <text:p>119.149,65</text:p>
          </table:table-cell>
          <table:table-cell table:style-name="ce3" office:value-type="date" office:date-value="2031-10-01" calcext:value-type="date">
            <text:p>01/10/31</text:p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7]+[.B108])*[.$G$2]" office:value-type="float" office:value="121042.217489525" calcext:value-type="float">
            <text:p>121.042,22</text:p>
          </table:table-cell>
          <table:table-cell table:style-name="ce3" office:value-type="date" office:date-value="2031-11-01" calcext:value-type="date">
            <text:p>01/11/31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8]+[.B109])*[.$G$2]" office:value-type="float" office:value="122955.21276894" calcext:value-type="float">
            <text:p>122.955,21</text:p>
          </table:table-cell>
          <table:table-cell table:style-name="ce3" office:value-type="date" office:date-value="2031-12-01" calcext:value-type="date">
            <text:p>01/12/31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09]+[.B110])*[.$G$2]" office:value-type="float" office:value="124888.856749301" calcext:value-type="float">
            <text:p>124.888,86</text:p>
          </table:table-cell>
          <table:table-cell table:style-name="ce3" office:value-type="date" office:date-value="2032-01-01" calcext:value-type="date">
            <text:p>01/01/32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0]+[.B111])*[.$G$2]" office:value-type="float" office:value="126843.372310852" calcext:value-type="float">
            <text:p>126.843,37</text:p>
          </table:table-cell>
          <table:table-cell table:style-name="ce3" office:value-type="date" office:date-value="2032-02-01" calcext:value-type="date">
            <text:p>01/02/32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1]+[.B112])*[.$G$2]" office:value-type="float" office:value="128818.984739582" calcext:value-type="float">
            <text:p>128.818,98</text:p>
          </table:table-cell>
          <table:table-cell table:style-name="ce3" office:value-type="date" office:date-value="2032-03-01" calcext:value-type="date">
            <text:p>01/03/32</text:p>
          </table:table-cell>
          <table:table-cell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2]+[.B113])*[.$G$2]" office:value-type="float" office:value="130815.9217532" calcext:value-type="float">
            <text:p>130.815,92</text:p>
          </table:table-cell>
          <table:table-cell table:style-name="ce3" office:value-type="date" office:date-value="2032-04-01" calcext:value-type="date">
            <text:p>01/04/32</text:p>
          </table:table-cell>
          <table:table-cell table:number-columns-repeated="1638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3]+[.B114])*[.$G$2]" office:value-type="float" office:value="132834.41352738" calcext:value-type="float">
            <text:p>132.834,41</text:p>
          </table:table-cell>
          <table:table-cell table:style-name="ce3" office:value-type="date" office:date-value="2032-05-01" calcext:value-type="date">
            <text:p>01/05/32</text:p>
          </table:table-cell>
          <table:table-cell table:number-columns-repeated="1638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4]+[.B115])*[.$G$2]" office:value-type="float" office:value="134874.692722291" calcext:value-type="float">
            <text:p>134.874,69</text:p>
          </table:table-cell>
          <table:table-cell table:style-name="ce3" office:value-type="date" office:date-value="2032-06-01" calcext:value-type="date">
            <text:p>01/06/32</text:p>
          </table:table-cell>
          <table:table-cell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5]+[.B116])*[.$G$2]" office:value-type="float" office:value="136936.994509414" calcext:value-type="float">
            <text:p>136.936,99</text:p>
          </table:table-cell>
          <table:table-cell table:style-name="ce3" office:value-type="date" office:date-value="2032-07-01" calcext:value-type="date">
            <text:p>01/07/32</text:p>
          </table:table-cell>
          <table:table-cell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6]+[.B117])*[.$G$2]" office:value-type="float" office:value="139021.556598652" calcext:value-type="float">
            <text:p>139.021,56</text:p>
          </table:table-cell>
          <table:table-cell table:style-name="ce3" office:value-type="date" office:date-value="2032-08-01" calcext:value-type="date">
            <text:p>01/08/32</text:p>
          </table:table-cell>
          <table:table-cell table:number-columns-repeated="1638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7]+[.B118])*[.$G$2]" office:value-type="float" office:value="141128.619265727" calcext:value-type="float">
            <text:p>141.128,62</text:p>
          </table:table-cell>
          <table:table-cell table:style-name="ce3" office:value-type="date" office:date-value="2032-09-01" calcext:value-type="date">
            <text:p>01/09/32</text:p>
          </table:table-cell>
          <table:table-cell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8]+[.B119])*[.$G$2]" office:value-type="float" office:value="143258.425379874" calcext:value-type="float">
            <text:p>143.258,43</text:p>
          </table:table-cell>
          <table:table-cell table:style-name="ce3" office:value-type="date" office:date-value="2032-10-01" calcext:value-type="date">
            <text:p>01/10/32</text:p>
          </table:table-cell>
          <table:table-cell table:number-columns-repeated="2"/>
          <table:table-cell table:style-name="ce2"/>
          <table:table-cell table:number-columns-repeated="1637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19]+[.B120])*[.$G$2]" office:value-type="float" office:value="145411.22043184" calcext:value-type="float">
            <text:p>145.411,22</text:p>
          </table:table-cell>
          <table:table-cell table:style-name="ce3" office:value-type="date" office:date-value="2032-11-01" calcext:value-type="date">
            <text:p>01/11/32</text:p>
          </table:table-cell>
          <table:table-cell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G$10]" office:value-type="float" office:value="600" calcext:value-type="float">
            <text:p>600,00</text:p>
          </table:table-cell>
          <table:table-cell table:formula="of:=([.C120]+[.B121])*[.$G$2]" office:value-type="float" office:value="147587.252562174" calcext:value-type="float">
            <text:p>147.587,25</text:p>
          </table:table-cell>
          <table:table-cell table:style-name="ce3" office:value-type="date" office:date-value="2032-12-01" calcext:value-type="date">
            <text:p>01/12/32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/>
          <table:table-cell table:style-name="ce2"/>
          <table:table-cell table:number-columns-repeated="2"/>
          <table:table-cell table:style-name="ce2"/>
          <table:table-cell table:number-columns-repeated="16376"/>
        </table:table-row>
        <table:table-row table:style-name="ro1" table:number-rows-repeated="74">
          <table:table-cell table:number-columns-repeated="3"/>
          <table:table-cell table:style-name="ce3"/>
          <table:table-cell table:number-columns-repeated="3"/>
          <table:table-cell table:style-name="ce2"/>
          <table:table-cell table:number-columns-repeated="16376"/>
        </table:table-row>
        <table:table-row table:style-name="ro1" table:number-rows-repeated="5">
          <table:table-cell table:number-columns-repeated="3"/>
          <table:table-cell table:style-name="ce3"/>
          <table:table-cell table:style-name="ce4"/>
          <table:table-cell table:number-columns-repeated="2"/>
          <table:table-cell table:style-name="ce2"/>
          <table:table-cell table:number-columns-repeated="16376"/>
        </table:table-row>
        <table:table-row table:style-name="ro1">
          <table:table-cell table:number-columns-repeated="7"/>
          <table:table-cell table:style-name="ce2"/>
          <table:table-cell table:number-columns-repeated="16376"/>
        </table:table-row>
        <table:table-row table:style-name="ro1" table:number-rows-repeated="10483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1" number:min-decimal-places="11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14:54.946817155</meta:creation-date>
    <dc:date>2023-01-04T22:47:04.686198142</dc:date>
    <meta:editing-duration>PT3H4M59S</meta:editing-duration>
    <meta:editing-cycles>7</meta:editing-cycles>
    <meta:generator>LibreOffice/7.4.3.2$Linux_X86_64 LibreOffice_project/40$Build-2</meta:generator>
    <meta:document-statistic meta:table-count="1" meta:cell-count="502" meta:object-count="0"/>
  </office:meta>
</office:document-meta>
</file>